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edDisk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edDisk.IndexedDisk( File file , IElementSerializer elementSerial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dexedDisk.readObject( IndexedDiskElementDescriptor de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IndexedDisk.move( final IndexedDiskElementDescriptor ded , final long newPosi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IndexedDisk.rese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IndexedDisk.getFil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edDisk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dexedDisk.truncate( long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dexedDisk.writeObject( Serializable obj , long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dexedDisk.write( IndexedDiskElementDescriptor ded , byte [ ] 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